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628cm"/>
    </style:style>
    <style:style style:name="co7" style:family="table-column">
      <style:table-column-properties fo:break-before="auto" style:column-width="5.741cm"/>
    </style:style>
    <style:style style:name="co8" style:family="table-column">
      <style:table-column-properties fo:break-before="auto" style:column-width="3.63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504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7" table:default-cell-style-name="ce2"/>
        <table:table-column table:style-name="co8" table:default-cell-style-name="ce2"/>
        <table:table-column table:style-name="co3" table:number-columns-repeated="102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sorganisation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T-Schulen-Trimmung? Vielfalt?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</text:p>
          </table:table-cell>
          <table:table-cell office:value-type="string" calcext:value-type="string">
            <text:p>Philipp (Duesseldorf)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Akkreditierung</text:p>
          </table:table-cell>
          <table:table-cell office:value-type="string" calcext:value-type="string">
            <text:p>Anna (Bamber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sychologie ?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Psyfako-App</text:p>
          </table:table-cell>
          <table:table-cell office:value-type="string" calcext:value-type="string">
            <text:p>Wuschel (Bamberg)</text:p>
          </table:table-cell>
          <table:table-cell office:value-type="string" calcext:value-type="string">
            <text:p>Fruehstuecksraum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<text:a xlink:href="http://tinyurl.com/psyfako" xlink:type="simple">http://tinyurl.com/psyfako</text:a>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PU Umweltpsychologie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Masterquote</text:p>
          </table:table-cell>
          <table:table-cell office:value-type="string" calcext:value-type="string">
            <text:p>Julien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Finanzen</text:p>
          </table:table-cell>
          <table:table-cell office:value-type="string" calcext:value-type="string">
            <text:p>Marius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hre? Selber machen!</text:p>
          </table:table-cell>
          <table:table-cell office:value-type="string" calcext:value-type="string">
            <text:p>Max (der mit den Locken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simage</text:p>
          </table:table-cell>
          <table:table-cell office:value-type="string" calcext:value-type="string">
            <text:p>Martin (Osnabrueck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itutsklima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einsangelegenheiten Psyfako e.V.</text:p>
          </table:table-cell>
          <table:table-cell office:value-type="string" calcext:value-type="string">
            <text:p>Norman (Stendal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gendemo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I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sterzulassungsbeschraenkungen</text:p>
          </table:table-cell>
          <table:table-cell office:value-type="string" calcext:value-type="string">
            <text:p>Tabea (Braunschweig)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tition Mastergarantie (deutschlandweit)</text:p>
          </table:table-cell>
          <table:table-cell office:value-type="string" calcext:value-type="string">
            <text:p>Theresa / Sandra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r als Fachschaft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ürzungen auch in der Psychologie?</text:p>
          </table:table-cell>
          <table:table-cell office:value-type="string" calcext:value-type="string">
            <text:p>Anni (Jena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netzung (PsyStudents)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sychotherapieausbildung in der Zukunft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hschaft: Schneller Einstieg fuer alle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Nachwuchssuche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iA zu Besuch!</text:p>
          </table:table-cell>
          <table:table-cell office:value-type="string" calcext:value-type="string">
            <text:p>Rike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http://www.psyfako.de/mediawiki/index.php/AG_Mas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slandssemester</text:p>
          </table:table-cell>
          <table:table-cell office:value-type="string" calcext:value-type="string">
            <text:p>David (Frankfurt (M))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onRat</text:p>
          </table:table-cell>
          <table:table-cell office:value-type="string" calcext:value-type="string">
            <text:p>Britta</text:p>
          </table:table-cell>
          <table:table-cell office:value-type="string" calcext:value-type="string">
            <text:p>1.20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reativitaet 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Akkreditierung II</text:p>
          </table:table-cell>
          <table:table-cell office:value-type="string" calcext:value-type="string">
            <text:p>N.N.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<text:a xlink:href="http://www/" xlink:type="simple">http://www</text:a>.psyfako.de/mediawiki/index.php/AG_Akkreditierung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Fachschaftsorganisation II</text:p>
          </table:table-cell>
          <table:table-cell office:value-type="string" calcext:value-type="string">
            <text:p>Olaf (Uni Marburg)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sychologie ? II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gendemo (aktiv, Teil 1; Beginn: 12:30 Uhr!))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Gegendemo (aktiv, Teil 2)</text:p>
          </table:table-cell>
          <table:table-cell office:value-type="string" calcext:value-type="string">
            <text:p>Mukundi (Wuerzburg)</text:p>
          </table:table-cell>
          <table:table-cell office:value-type="string" calcext:value-type="string">
            <text:p>Magdeburg</text:p>
          </table:table-cell>
          <table:table-cell office:value-type="string" calcext:value-type="string">
            <text:p>07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lots" table:style-name="ta1"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3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hortname</text:p>
          </table:table-cell>
          <table:table-cell office:value-type="string">
            <text:p>begin</text:p>
          </table:table-cell>
          <table:table-cell office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>
            <text:p>01</text:p>
          </table:table-cell>
          <table:table-cell office:value-type="string">
            <text:p>1. Open-Space-Runde</text:p>
          </table:table-cell>
          <table:table-cell office:value-type="string">
            <text:p>F 1</text:p>
          </table:table-cell>
          <table:table-cell office:value-type="string">
            <text:p>2014-01-17T10:30:00+0100</text:p>
          </table:table-cell>
          <table:table-cell office:value-type="string">
            <text:p>2014-01-17T12:00:00+0100</text:p>
          </table:table-cell>
          <table:table-cell table:number-columns-repeated="1019"/>
        </table:table-row>
        <table:table-row table:style-name="ro2">
          <table:table-cell office:value-type="string">
            <text:p>02</text:p>
          </table:table-cell>
          <table:table-cell office:value-type="string">
            <text:p>2. Open-Space-Runde</text:p>
          </table:table-cell>
          <table:table-cell office:value-type="string">
            <text:p>F 2</text:p>
          </table:table-cell>
          <table:table-cell office:value-type="string">
            <text:p>2014-01-17T13:00:00+0100</text:p>
          </table:table-cell>
          <table:table-cell office:value-type="string">
            <text:p>2014-01-17T14:30:00+0100</text:p>
          </table:table-cell>
          <table:table-cell table:number-columns-repeated="1019"/>
        </table:table-row>
        <table:table-row table:style-name="ro2">
          <table:table-cell office:value-type="string">
            <text:p>03</text:p>
          </table:table-cell>
          <table:table-cell office:value-type="string">
            <text:p>3. Open-Space-Runde</text:p>
          </table:table-cell>
          <table:table-cell office:value-type="string">
            <text:p>F 3</text:p>
          </table:table-cell>
          <table:table-cell office:value-type="string">
            <text:p>2014-01-17T14:30:00+0100</text:p>
          </table:table-cell>
          <table:table-cell office:value-type="string">
            <text:p>2014-01-17T16:30:00+0100</text:p>
          </table:table-cell>
          <table:table-cell table:number-columns-repeated="1019"/>
        </table:table-row>
        <table:table-row table:style-name="ro5">
          <table:table-cell office:value-type="string">
            <text:p>b1</text:p>
          </table:table-cell>
          <table:table-cell table:style-name="Default" office:value-type="string">
            <text:p>Bonusrunde Freitag</text:p>
          </table:table-cell>
          <table:table-cell table:style-name="Default" office:value-type="string">
            <text:p>Bonus 1</text:p>
          </table:table-cell>
          <table:table-cell office:value-type="string">
            <text:p>2014-01-17T16:30:00+0100</text:p>
          </table:table-cell>
          <table:table-cell office:value-type="string">
            <text:p>2014-01-17T18:00:00+0100</text:p>
          </table:table-cell>
          <table:table-cell table:number-columns-repeated="1019"/>
        </table:table-row>
        <table:table-row table:style-name="ro2">
          <table:table-cell office:value-type="string">
            <text:p>04</text:p>
          </table:table-cell>
          <table:table-cell office:value-type="string">
            <text:p>4. Open-Space-Runde</text:p>
          </table:table-cell>
          <table:table-cell office:value-type="string">
            <text:p>S1</text:p>
          </table:table-cell>
          <table:table-cell office:value-type="string">
            <text:p>2014-01-18T09:30:00+0100</text:p>
          </table:table-cell>
          <table:table-cell office:value-type="string">
            <text:p>2014-01-18T11:00:00+0100</text:p>
          </table:table-cell>
          <table:table-cell table:number-columns-repeated="1019"/>
        </table:table-row>
        <table:table-row table:style-name="ro2">
          <table:table-cell office:value-type="string">
            <text:p>05</text:p>
          </table:table-cell>
          <table:table-cell office:value-type="string">
            <text:p>5. Open-Space-Runde</text:p>
          </table:table-cell>
          <table:table-cell office:value-type="string">
            <text:p>S 2</text:p>
          </table:table-cell>
          <table:table-cell office:value-type="string">
            <text:p>2014-01-18T11:00:00+0100</text:p>
          </table:table-cell>
          <table:table-cell office:value-type="string">
            <text:p>2014-01-18T12:30:00+0100</text:p>
          </table:table-cell>
          <table:table-cell table:number-columns-repeated="1019"/>
        </table:table-row>
        <table:table-row table:style-name="ro2">
          <table:table-cell office:value-type="string">
            <text:p>06</text:p>
          </table:table-cell>
          <table:table-cell office:value-type="string">
            <text:p>6. Open-Space-Runde</text:p>
          </table:table-cell>
          <table:table-cell office:value-type="string">
            <text:p>S 3</text:p>
          </table:table-cell>
          <table:table-cell office:value-type="string">
            <text:p>2014-01-18T14:00:00+0100</text:p>
          </table:table-cell>
          <table:table-cell office:value-type="string">
            <text:p>2014-01-18T15:30:00+0100</text:p>
          </table:table-cell>
          <table:table-cell table:number-columns-repeated="1019"/>
        </table:table-row>
        <table:table-row table:style-name="ro2">
          <table:table-cell office:value-type="string">
            <text:p>07</text:p>
          </table:table-cell>
          <table:table-cell office:value-type="string">
            <text:p>7. Open-Space-Runde</text:p>
          </table:table-cell>
          <table:table-cell office:value-type="string">
            <text:p>S 4</text:p>
          </table:table-cell>
          <table:table-cell office:value-type="string">
            <text:p>2014-01-18T15:30:00+0100</text:p>
          </table:table-cell>
          <table:table-cell office:value-type="string">
            <text:p>2014-01-18T17:00:00+0100</text:p>
          </table:table-cell>
          <table:table-cell table:number-columns-repeated="1019"/>
        </table:table-row>
        <table:table-row table:style-name="ro5">
          <table:table-cell office:value-type="string">
            <text:p>b2</text:p>
          </table:table-cell>
          <table:table-cell office:value-type="string">
            <text:p>Bonusrunde Samstag</text:p>
          </table:table-cell>
          <table:table-cell office:value-type="string">
            <text:p>Bonus 2</text:p>
          </table:table-cell>
          <table:table-cell office:value-type="string">
            <text:p>2014-01-18T21:00:00+0100</text:p>
          </table:table-cell>
          <table:table-cell office:value-type="string">
            <text:p>2014-01-18T22:00:00+0100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7">00/00/0000</text:date>, <text:time style:data-style-name="N2" text:time-value="0000-00-00T15:04:43.73752838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01-17T15:07:49.788229443</dc:date>
    <meta:editing-duration>PT22M9S</meta:editing-duration>
    <meta:editing-cycles>25</meta:editing-cycles>
    <meta:generator>LibreOffice/4.1.4.2$Linux_X86_64 LibreOffice_project/410m0$Build-2</meta:generator>
    <meta:document-statistic meta:table-count="2" meta:cell-count="198" meta:object-count="0"/>
  </office:meta>
</office:document-meta>
</file>